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1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1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9a85d" officeooo:paragraph-rsid="0009a85d"/>
    </style:style>
    <style:style style:name="P12" style:family="paragraph" style:parent-style-name="Standard">
      <style:text-properties officeooo:rsid="000d210c" officeooo:paragraph-rsid="000d210c"/>
    </style:style>
    <style:style style:name="P13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4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5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6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7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1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2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27" style:family="paragraph" style:parent-style-name="Standard">
      <style:text-properties fo:color="#d4d4d4" style:font-name="Droid Sans Mono" fo:font-size="10.5pt" fo:font-weight="normal" officeooo:paragraph-rsid="0011cf34" fo:background-color="#1e1e1e" style:font-weight-asian="normal" style:font-weight-complex="normal"/>
    </style:style>
    <style:style style:name="P28" style:family="paragraph" style:parent-style-name="Text_20_body">
      <style:text-properties officeooo:paragraph-rsid="00150802"/>
    </style:style>
    <style:style style:name="P29" style:family="paragraph" style:parent-style-name="Text_20_body">
      <style:text-properties fo:color="#d4d4d4" style:text-line-through-style="none" style:text-line-through-type="none" style:font-name="Droid Sans Mono" fo:font-size="10.5pt" fo:font-weight="normal" officeooo:rsid="000fd00d" officeooo:paragraph-rsid="000d210c" fo:background-color="#1e1e1e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" fo:font-size="10.5pt" officeooo:paragraph-rsid="00150802" fo:background-color="#1e1e1e"/>
    </style:style>
    <style:style style:name="P31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33" style:family="paragraph" style:parent-style-name="Standard">
      <style:text-properties officeooo:rsid="000714e7" officeooo:paragraph-rsid="001c586f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officeooo:rsid="0004377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19" style:family="text">
      <style:text-properties fo:color="#9cdcfe"/>
    </style:style>
    <style:style style:name="T20" style:family="text">
      <style:text-properties fo:color="#ce9178"/>
    </style:style>
    <style:style style:name="T21" style:family="text">
      <style:text-properties officeooo:rsid="001a75d2"/>
    </style:style>
    <style:style style:name="T22" style:family="text">
      <style:text-properties officeooo:rsid="001c586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11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3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4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2">npm i</text:span><text:span text:style-name="T3"> to download all those dependencies from package.json) </text:span></text:p>
      <text:p text:style-name="P15"/>
      <text:p text:style-name="P16">&gt; test API</text:p>
      <text:p text:style-name="P16"/>
      <text:p text:style-name="P7"><text:span text:style-name="T3">- create a movie in </text:span><text:span text:style-name="T7">server/movie.service</text:span></text:p>
      <text:p text:style-name="P17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7"/>
      <text:p text:style-name="P16"/>
      <text:p text:style-name="P16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8"/>
      <text:p text:style-name="P18">- create a movie via PUT or POST</text:p>
      <text:p text:style-name="P18"/>
      <text:p text:style-name="P10"><text:span text:style-name="T3">$ </text:span><text:span text:style-name="T14">curl localhost:8080/movie -X PUT -H 'Content-Type:application/json' -d '{"titel":"Superman", "year":"1999", "picture":"link", "description":"Louise &amp; Clark", "genre":"Adventure"}'</text:span></text:p>
      <text:p text:style-name="P23"/>
      <text:p text:style-name="P10"><text:span text:style-name="T14">- </text:span><text:span text:style-name="T15">Delete a movie with DELETE</text:span></text:p>
      <text:p text:style-name="P24">$ curl localhost: -X DELETE localhost:8080/movie/movieId</text:p>
      <text:p text:style-name="P24"/>
      <text:p text:style-name="P11"><text:span text:style-name="T13">- </text:span><text:span text:style-name="T16">Add movie as favorite</text:span></text:p>
      <text:p text:style-name="P25">$ curl -X PUT localhost:8080/movie/favorite/movieId</text:p>
      <text:p text:style-name="P25"/>
      <text:p text:style-name="P25"/>
      <text:p text:style-name="P25"/>
      <text:p text:style-name="P33"><text:soft-page-break/><text:span text:style-name="T14">- </text:span><text:span text:style-name="T15">Delete a movie </text:span><text:span text:style-name="T18">from favorite</text:span><text:span text:style-name="T15"> with DELETE</text:span></text:p>
      <text:p text:style-name="P32">$ curl localhost: -X DELETE localhost:8080/movie/<text:span text:style-name="T22">favorite/</text:span>movieId</text:p>
      <text:p text:style-name="P25"/>
      <text:p text:style-name="P25"/>
      <text:p text:style-name="P26">Tets</text:p>
      <text:p text:style-name="P26">===</text:p>
      <text:p text:style-name="P12"><text:span text:style-name="T13">$ </text:span><text:span text:style-name="Source_20_Text"><text:span text:style-name="T17">npm install --save-dev jest typescript ts-jest @types/jest</text:span></text:span></text:p>
      <text:p text:style-name="P19"/>
      <text:p text:style-name="P28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3155438636" text:style-name="L1">
        <text:list-item>
          <text:p text:style-name="P34">Change the scripts field in package.json to:</text:p>
        </text:list-item>
      </text:list>
      <text:p text:style-name="P30"><text:span text:style-name="T19">"scripts"</text:span>: {</text:p>
      <text:p text:style-name="P30"><text:span text:style-name="T19">"dev"</text:span>: <text:span text:style-name="T20">"ts-node-dev --respawn --pretty --transpile-only src/index.ts"</text:span>,</text:p>
      <text:p text:style-name="P30"><text:span text:style-name="T19">"test"</text:span>: <text:span text:style-name="T20">"jest"</text:span></text:p>
      <text:p text:style-name="P29">},</text:p>
      <text:p text:style-name="P21"/>
      <text:p text:style-name="P20">&gt; Write some tests and the run</text:p>
      <text:p text:style-name="P20"/>
      <text:p text:style-name="P22">$ npm test <text:span text:style-name="T21">or npx jest</text:span></text:p>
      <text:p text:style-name="P2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4T23:17:53.155875530</dc:date>
    <meta:editing-duration>PT2H33M4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259" meta:character-count="1625" meta:non-whitespace-character-count="1415"/>
  </office:meta>
</office:document-meta>
</file>